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Factory.getServletRequest(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questFactory.RequestFactory( boolean saveUploadedFilesToDisk , File uploadDirectory , boolean allowOverwrite , boolean silentlyRename , int maxUploadSize , String defaultChar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